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heads_20_1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marker-start="" draw:marker-end="" draw:textarea-horizontal-align="center" draw:textarea-vertical-align="middle"/>
    </style:style>
    <style:style style:name="gr7" style:family="graphic" style:parent-style-name="standard">
      <style:graphic-properties draw:stroke="solid" draw:stroke-dash="Fine_20_Dashed_20__28_var_29_" draw:marker-start="" draw:fill="none" draw:textarea-vertical-align="middle" draw:auto-grow-height="false" fo:min-height="1.321cm" fo:min-width="0.88cm"/>
    </style:style>
    <style:style style:name="gr8" style:family="graphic" style:parent-style-name="standard">
      <style:graphic-properties draw:stroke="none" draw:stroke-dash="Fine_20_Dashed_20__28_var_29_" svg:stroke-color="#000000" draw:marker-start="" draw:fill="none" draw:fill-color="#ffffff" fo:min-height="0.953cm"/>
    </style:style>
    <style:style style:name="gr9" style:family="graphic" style:parent-style-name="standard">
      <style:graphic-properties draw:stroke="solid" draw:stroke-dash="Fine_20_Dashed_20__28_var_29_" draw:marker-start="" draw:textarea-horizontal-align="justify" draw:textarea-vertical-align="middle" draw:auto-grow-height="false"/>
    </style:style>
    <style:style style:name="gr10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solid" draw:stroke-dash="Fine_20_Dashed" draw:fill="none" draw:textarea-vertical-align="middle" draw:auto-grow-height="false" fo:min-height="1.321cm" fo:min-width="0.88cm"/>
    </style:style>
    <style:style style:name="gr15" style:family="graphic" style:parent-style-name="standard">
      <style:graphic-properties draw:stroke="none" draw:stroke-dash="Fine_20_Dashed" svg:stroke-color="#000000" draw:fill="none" draw:fill-color="#ffffff" fo:min-height="2.699cm"/>
    </style:style>
    <style:style style:name="P1" style:family="paragraph">
      <style:paragraph-properties fo:text-align="center"/>
      <style:text-properties fo:font-size="10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start"/>
      <style:text-properties fo:font-size="10pt" style:font-size-asian="18pt" style:font-weight-asian="normal" style:font-size-complex="18pt"/>
    </style:style>
    <style:style style:name="T1" style:family="text">
      <style:text-properties fo:font-size="1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5" draw:id="id15" draw:layer="layout" svg:width="2.032cm" svg:height="0.635cm" svg:x="3.785cm" svg:y="1.499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3" draw:id="id13" draw:layer="layout" svg:width="10.541cm" svg:height="0.889cm" svg:x="1.118cm" svg:y="2.642cm">
          <text:p text:style-name="P1">ACE SPORTS BILL GENERATING PROGRAM&lt;CR&gt;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6" draw:id="id16" draw:layer="layout" svg:width="7.62cm" svg:height="1.016cm" svg:x="6.071cm" svg:y="5.055cm">
          <text:p text:style-name="P1">Total price of purchases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2" draw:id="id12" draw:layer="layout" svg:width="3.374cm" svg:height="1.524cm" svg:x="6.126cm" svg:y="6.706cm">
          <text:p text:style-name="P1">PUR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8" draw:id="id8" draw:layer="layout" svg:width="8.562cm" svg:height="0.986cm" svg:x="2.589cm" svg:y="9.911cm">
          <text:p text:style-name="P1">Is the customer a student (Y/N)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5" draw:id="id5" draw:layer="layout" svg:width="2.667cm" svg:height="1.25cm" svg:x="5.69cm" svg:y="12.04cm">
          <text:p text:style-name="P1">STU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xml:id="id1" draw:id="id1" draw:layer="layout" svg:width="3.256cm" svg:height="2.667cm" svg:x="5.228cm" svg:y="14.199cm">
          <text:p text:style-name="P1">STU ==Y</text:p>
          <text:p text:style-name="P1">or</text:p>
          <text:p text:style-name="P1">STU == 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5.588cm" svg:height="1.143cm" svg:x="14.961cm" svg:y="6.839cm">
          <text:p text:style-name="P1">Is this a cash sale (Y/N)?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9" draw:id="id9" draw:layer="layout" svg:width="3.175cm" svg:height="3.048cm" svg:x="16.231cm" svg:y="11.659cm">
          <text:p text:style-name="P1">CASH== Y</text:p>
          <text:p text:style-name="P1">or</text:p>
          <text:p text:style-name="P1">CASH == 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6" draw:id="id6" draw:layer="layout" svg:width="1.016cm" svg:height="0.889cm" svg:x="5.69cm" svg:y="19.27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5.228cm" svg:y1="15.533cm" svg:x2="3.843cm" svg:y2="17.374cm" draw:start-shape="id1" draw:start-glue-point="5" draw:end-shape="id2" draw:end-glue-point="4" svg:d="m5228 15533h-1385v1841">
          <text:p/>
        </draw:connector>
        <draw:connector draw:style-name="gr3" draw:text-style-name="P1" draw:layer="layout" svg:x1="17.755cm" svg:y1="7.982cm" svg:x2="17.755cm" svg:y2="9.131cm" draw:start-shape="id3" draw:start-glue-point="6" draw:end-shape="id4" draw:end-glue-point="4" svg:d="m17755 7982v1149">
          <text:p/>
        </draw:connector>
        <draw:connector draw:style-name="gr3" draw:text-style-name="P1" draw:layer="layout" svg:x1="7.024cm" svg:y1="13.191cm" svg:x2="6.856cm" svg:y2="14.199cm" draw:start-shape="id5" draw:start-glue-point="6" draw:end-shape="id1" draw:end-glue-point="4" svg:d="m7024 13191v554h-168v454">
          <text:p/>
        </draw:connector>
        <draw:connector draw:style-name="gr3" draw:text-style-name="P1" draw:layer="layout" svg:x1="6.198cm" svg:y1="20.168cm" svg:x2="5.309cm" svg:y2="21.184cm" draw:start-shape="id6" draw:start-glue-point="8" draw:end-shape="id7" svg:d="m6198 20168v508h-889v508">
          <text:p/>
        </draw:connector>
        <draw:connector draw:style-name="gr3" draw:text-style-name="P1" draw:layer="layout" svg:x1="8.484cm" svg:y1="15.533cm" svg:x2="17.755cm" svg:y2="6.839cm" draw:start-shape="id1" draw:start-glue-point="7" draw:end-shape="id3" draw:end-glue-point="4" svg:d="m8484 15533h3239v-9196h6032v502">
          <text:p/>
        </draw:connector>
        <draw:connector draw:style-name="gr3" draw:text-style-name="P1" draw:layer="layout" svg:x1="6.87cm" svg:y1="10.897cm" svg:x2="7.024cm" svg:y2="12.164cm" draw:start-shape="id8" draw:start-glue-point="6" draw:end-shape="id5" draw:end-glue-point="4" svg:d="m6870 10897v572h154v695">
          <text:p/>
        </draw:connector>
        <draw:connector draw:style-name="gr3" draw:text-style-name="P1" draw:layer="layout" svg:x1="17.818cm" svg:y1="14.707cm" svg:x2="16.347cm" svg:y2="16.373cm" draw:start-shape="id9" draw:end-shape="id10" draw:end-glue-point="4" svg:d="m17818 14707v834h-1471v832">
          <text:p/>
        </draw:connector>
        <draw:custom-shape draw:style-name="gr2" draw:text-style-name="P1" xml:id="id11" draw:id="id11" draw:layer="layout" svg:width="0.889cm" svg:height="0.963cm" svg:x="12.929cm" svg:y="18.8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6.347cm" svg:y1="18.517cm" svg:x2="13.818cm" svg:y2="19.306cm" draw:start-shape="id10" draw:start-glue-point="6" draw:end-shape="id11" draw:end-glue-point="10" svg:d="m16347 18517v789h-2529">
          <text:p/>
        </draw:connector>
        <draw:connector draw:style-name="gr3" draw:text-style-name="P1" draw:layer="layout" svg:x1="13.373cm" svg:y1="19.787cm" svg:x2="6.706cm" svg:y2="19.723cm" draw:start-shape="id11" draw:start-glue-point="8" draw:end-shape="id6" draw:end-glue-point="10" svg:d="m13373 19787v501h-3555v-565h-3112">
          <text:p/>
        </draw:connector>
        <draw:connector draw:style-name="gr3" draw:text-style-name="P1" draw:layer="layout" svg:x1="7.813cm" svg:y1="8.11cm" svg:x2="6.87cm" svg:y2="9.911cm" draw:start-shape="id12" draw:start-glue-point="6" draw:end-shape="id8" draw:end-glue-point="4" svg:d="m7813 8110v961h-943v840">
          <text:p/>
        </draw:connector>
        <draw:custom-shape draw:style-name="gr1" draw:text-style-name="P1" xml:id="id4" draw:id="id4" draw:layer="layout" svg:width="3.556cm" svg:height="1.397cm" svg:x="15.977cm" svg:y="8.992cm">
          <text:p text:style-name="P1">CASH 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svg:x1="17.755cm" svg:y1="10.279cm" svg:x2="17.819cm" svg:y2="11.659cm" draw:start-shape="id4" draw:start-glue-point="6" draw:end-shape="id9" draw:end-glue-point="4" svg:d="m17755 10279v745h64v635">
          <text:p/>
        </draw:connector>
        <draw:connector draw:style-name="gr3" draw:text-style-name="P1" draw:layer="layout" svg:x1="16.231cm" svg:y1="13.183cm" svg:x2="12.929cm" svg:y2="19.306cm" draw:start-shape="id9" draw:start-glue-point="5" draw:end-shape="id11" draw:end-glue-point="6" svg:d="m16231 13183h-3804v6123h502">
          <text:p/>
        </draw:connector>
        <draw:custom-shape draw:style-name="gr1" draw:text-style-name="P1" xml:id="id14" draw:id="id14" draw:layer="layout" svg:width="3.535cm" svg:height="4.357cm" svg:x="1.393cm" svg:y="4.293cm">
          <text:p text:style-name="P1">CONST:</text:p>
          <text:p text:style-name="P1">SALERATE = 0.3</text:p>
          <text:p text:style-name="P1">STURATE = 0.2</text:p>
          <text:p text:style-name="P1">VARS:</text:p>
          <text:p text:style-name="P1">STU = 'N'</text:p>
          <text:p text:style-name="P1">CASH = 'N'</text:p>
          <text:p text:style-name="P1">PUR = 0.</text:p>
          <text:p text:style-name="P1">SALEDIS = 0.0</text:p>
          <text:p text:style-name="P1">STUDIS = 0.0</text:p>
          <text:p text:style-name="P1">NET = 0.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389cm" svg:y1="3.531cm" svg:x2="3.161cm" svg:y2="4.293cm" draw:start-shape="id13" draw:start-glue-point="6" draw:end-shape="id14" draw:end-glue-point="4" svg:d="m6389 3531v381h-3228v381">
          <text:p/>
        </draw:connector>
        <draw:connector draw:style-name="gr3" draw:text-style-name="P1" draw:layer="layout" svg:x1="4.801cm" svg:y1="2.134cm" svg:x2="6.389cm" svg:y2="2.642cm" draw:start-shape="id15" draw:start-glue-point="6" draw:end-shape="id13" draw:end-glue-point="4" svg:d="m4801 2134v254h1588v254">
          <text:p/>
        </draw:connector>
        <draw:connector draw:style-name="gr3" draw:text-style-name="P1" draw:layer="layout" svg:x1="9.881cm" svg:y1="6.071cm" svg:x2="7.813cm" svg:y2="6.857cm" draw:start-shape="id16" draw:start-glue-point="6" draw:end-shape="id12" draw:end-glue-point="4" svg:d="m9881 6071v318h-2068v468">
          <text:p/>
        </draw:connector>
        <draw:connector draw:style-name="gr3" draw:text-style-name="P1" draw:layer="layout" svg:x1="3.161cm" svg:y1="8.65cm" svg:x2="9.881cm" svg:y2="5.055cm" draw:start-shape="id14" draw:start-glue-point="6" draw:end-shape="id16" draw:end-glue-point="4" svg:d="m3161 8650v501h2339v-4597h4381v501">
          <text:p/>
        </draw:connector>
        <draw:custom-shape draw:style-name="gr1" draw:text-style-name="P3" xml:id="id10" draw:id="id10" draw:layer="layout" svg:width="5.61cm" svg:height="2.144cm" svg:x="13.542cm" svg:y="16.373cm">
          <text:p text:style-name="P2"><text:span text:style-name="T1">PUR * SALERATE = SALEDIS</text:span></text:p>
          <text:p text:style-name="P2"><text:span text:style-name="T1">PUR – SALEDIS = NET</text:span></text:p>
          <text:p text:style-name="P2"><text:span text:style-name="T1">NET * STURATE = STUDIS</text:span></text:p>
          <text:p text:style-name="P2"><text:span text:style-name="T1">NET – STUDIS = 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8.89cm" svg:height="1.059cm" svg:x="0.864cm" svg:y="21.184cm">
          <text:p text:style-name="P2"><text:span text:style-name="T1">The customer should pay $ [NET] . </text:span><text:span text:style-name="T2">&lt;CR&gt;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" draw:text-style-name="P3" xml:id="id2" draw:id="id2" draw:layer="layout" svg:width="5.98cm" svg:height="1.412cm" svg:x="0.853cm" svg:y="17.374cm">
          <text:p text:style-name="P2"><text:span text:style-name="T1">PUR * SALERATE = SALEDIS</text:span></text:p>
          <text:p text:style-name="P2"><text:span text:style-name="T1">PUR - SALEDIS = 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3.843cm" svg:y1="18.786cm" svg:x2="5.69cm" svg:y2="19.723cm" draw:start-shape="id2" draw:start-glue-point="6" draw:end-shape="id6" draw:end-glue-point="6" svg:d="m3843 18786v937h1847">
          <text:p/>
        </draw:connector>
        <draw:custom-shape draw:style-name="gr5" draw:text-style-name="P3" xml:id="id17" draw:id="id17" draw:layer="layout" svg:width="6.192cm" svg:height="1.244cm" svg:x="1.753cm" svg:y="23.369cm">
          <text:p text:style-name="P2"><text:span text:style-name="T1">Press the Enter key when</text:span></text:p>
          <text:p text:style-name="P2"><text:span text:style-name="T1">the printer is ready - 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6" draw:text-style-name="P3" draw:layer="layout" svg:x1="12.04cm" svg:y1="22.835cm" svg:x2="13.31cm" svg:y2="21.692cm">
          <text:p/>
        </draw:line>
        <draw:custom-shape draw:style-name="gr7" draw:text-style-name="P3" draw:layer="layout" svg:width="0.689cm" svg:height="1.95cm" svg:x="13.437cm" svg:y="20.68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" draw:text-style-name="P4" draw:layer="layout" svg:width="3.467cm" svg:height="2.147cm" svg:x="13.781cm" svg:y="20.688cm">
          <draw:text-box>
            <text:p><text:span text:style-name="T1">Flush keyboard input buffer and wait for user to press Enter</text:span></text:p>
          </draw:text-box>
        </draw:frame>
        <draw:connector draw:style-name="gr3" draw:text-style-name="P2" draw:layer="layout" svg:x1="5.309cm" svg:y1="22.243cm" svg:x2="4.849cm" svg:y2="23.369cm" draw:start-shape="id7" draw:start-glue-point="6" draw:end-shape="id17" draw:end-glue-point="4" svg:d="m5309 22243v563h-460v563">
          <text:p/>
        </draw:connector>
        <draw:custom-shape draw:style-name="gr1" draw:text-style-name="P1" xml:id="id18" draw:id="id18" draw:layer="layout" svg:width="1.524cm" svg:height="1.25cm" svg:x="10.897cm" svg:y="22.835cm">
          <text:p text:style-name="P1">&lt;CR&gt;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svg:x1="7.945cm" svg:y1="23.991cm" svg:x2="10.897cm" svg:y2="23.46cm" draw:start-shape="id17" draw:start-glue-point="7" draw:end-shape="id18" draw:end-glue-point="5" svg:d="m7945 23991h1477v-531h1475">
          <text:p/>
        </draw:connector>
        <draw:custom-shape draw:style-name="gr9" draw:text-style-name="P3" xml:id="id19" draw:id="id19" draw:layer="layout" svg:width="1.022cm" svg:height="0.795cm" svg:x="11.653cm" svg:y="25.629cm">
          <text:p text:style-name="P2"><text:span text:style-name="T1">2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2" draw:layer="layout" svg:x1="11.659cm" svg:y1="23.986cm" svg:x2="12.164cm" svg:y2="25.629cm" draw:start-shape="id18" draw:start-glue-point="6" draw:end-shape="id19" draw:end-glue-point="4" svg:d="m11659 23986v871h505v772">
          <text:p/>
        </draw:connector>
        <draw:custom-shape draw:style-name="gr10" draw:text-style-name="P1" draw:layer="layout" svg:width="4.318cm" svg:height="2.413cm" svg:x="13.691cm" svg:y="1.626cm">
          <text:p text:style-name="P1">Justin Patera</text:p>
          <text:p text:style-name="P1">COP2000</text:p>
          <text:p text:style-name="P1">Assignment 3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20" draw:id="id20" draw:layer="layout" svg:width="2.286cm" svg:height="1.016cm" svg:x="8.992cm" svg:y="1.499cm">
          <text:p text:style-name="P1">From pg 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4" draw:layer="layout" svg:width="0.653cm" svg:height="0.878cm" svg:x="12.403cm" svg:y="3.404cm">
          <draw:text-box>
            <text:p><text:span text:style-name="T1">T</text:span></text:p>
          </draw:text-box>
        </draw:frame>
        <draw:frame draw:style-name="gr12" draw:text-style-name="P4" draw:layer="layout" svg:width="0.889cm" svg:height="0.762cm" svg:x="8.103cm" svg:y="3.531cm">
          <draw:text-box>
            <text:p><text:span text:style-name="T1">F</text:span></text:p>
          </draw:text-box>
        </draw:frame>
        <draw:custom-shape draw:style-name="gr5" draw:text-style-name="P4" xml:id="id21" draw:id="id21" draw:layer="layout" svg:width="4.529cm" svg:height="1.735cm" svg:x="7.976cm" svg:y="3.701cm">
          <text:p><text:span text:style-name="T1">CASH = “Y” or “y”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135cm" svg:y1="2.515cm" svg:x2="10.241cm" svg:y2="3.701cm" draw:start-shape="id20" draw:start-glue-point="6" draw:end-shape="id21" draw:end-glue-point="4" svg:d="m10135 2515v593h106v593">
          <text:p/>
        </draw:connector>
        <draw:custom-shape draw:style-name="gr1" draw:text-style-name="P5" xml:id="id22" draw:id="id22" draw:layer="layout" svg:width="6.858cm" svg:height="4.445cm" svg:x="12.802cm" svg:y="9.5cm">
          <text:p text:style-name="P5">ACE SPORTS&lt;CR&gt;</text:p>
          <text:p text:style-name="P5">CUSTOMER INVOICE&lt;CR&gt;</text:p>
          <text:p text:style-name="P5">&lt;CR&gt;</text:p>
          <text:p text:style-name="P5">Total Purchases : [PUR]&lt;CR&gt;</text:p>
          <text:p text:style-name="P5">30% Off Discount: [SALEDIS]&lt;CR&gt;</text:p>
          <text:p text:style-name="P5">Student Discount: <text:s/>[STUDIS]&lt;CR&gt;</text:p>
          <text:p text:style-name="P5">=========================&lt;CR&gt;</text:p>
          <text:p text:style-name="P5">Net Amount Paid:$ [NET]&lt;CR&gt;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12.505cm" svg:y1="4.569cm" svg:x2="16.231cm" svg:y2="9.5cm" draw:start-shape="id21" draw:start-glue-point="7" draw:end-shape="id22" draw:end-glue-point="4" svg:d="m12505 4569h3726v4931">
          <text:p/>
        </draw:connector>
        <draw:line draw:style-name="gr13" draw:text-style-name="P3" draw:layer="layout" svg:x1="8.484cm" svg:y1="7.595cm" svg:x2="6.706cm" svg:y2="9.373cm">
          <text:p/>
        </draw:line>
        <draw:custom-shape draw:style-name="gr14" draw:text-style-name="P3" draw:layer="layout" svg:width="1.033cm" svg:height="3.25cm" svg:x="8.593cm" svg:y="5.869cm">
          <text:p/>
          <draw:enhanced-geometry svg:viewBox="0 0 21600 21600" draw:glue-points="0 0 0 21600 21600 10800" draw:text-areas="0 ?f3 15150 ?f4" draw:mirror-horizontal="tru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4" draw:layer="layout" svg:width="3.81cm" svg:height="2.949cm" svg:x="8.594cm" svg:y="6.071cm">
          <draw:text-box>
            <text:p><text:span text:style-name="T1">Displayed results should be aligned to the right and display 2 decimal places.</text:span></text:p>
          </draw:text-box>
        </draw:frame>
        <draw:custom-shape draw:style-name="gr1" draw:text-style-name="P1" xml:id="id23" draw:id="id23" draw:layer="layout" svg:width="6.731cm" svg:height="4.064cm" svg:x="1.626cm" svg:y="9.373cm">
          <text:p text:style-name="P5">ACE SPORTS&lt;CR&gt;</text:p>
          <text:p text:style-name="P5">CUSTOMER INVOICE&lt;CR&gt;</text:p>
          <text:p text:style-name="P5">&lt;CR&gt;</text:p>
          <text:p text:style-name="P5">Total Purchases : [PUR]&lt;CR&gt;</text:p>
          <text:p text:style-name="P5">30% Off Discount: [SALEDIS]&lt;CR&gt;</text:p>
          <text:p text:style-name="P5">=========================&lt;CR&gt;</text:p>
          <text:p text:style-name="P5">Net Amount Paid:$ [NET]&lt;CR&gt;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7.976cm" svg:y1="4.569cm" svg:x2="4.992cm" svg:y2="9.373cm" draw:start-shape="id21" draw:start-glue-point="5" draw:end-shape="id23" draw:end-glue-point="4" svg:d="m7976 4569h-2984v4804">
          <text:p/>
        </draw:connector>
        <draw:custom-shape draw:style-name="gr14" draw:text-style-name="P3" draw:layer="layout" svg:width="1.033cm" svg:height="3.25cm" svg:x="11.515cm" svg:y="5.817cm">
          <text:p/>
          <draw:enhanced-geometry svg:viewBox="0 0 21600 21600" draw:glue-points="0 0 0 21600 21600 10800" draw:text-areas="0 ?f3 15150 ?f4" draw:mirror-horizont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3" draw:text-style-name="P3" draw:layer="layout" svg:x1="13.945cm" svg:y1="9.373cm" svg:x2="12.548cm" svg:y2="7.468cm">
          <text:p/>
        </draw:line>
        <draw:custom-shape draw:style-name="gr2" draw:text-style-name="P1" xml:id="id24" draw:id="id24" draw:layer="layout" svg:width="1.143cm" svg:height="1.016cm" svg:x="9.246cm" svg:y="15.0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5" draw:id="id25" draw:layer="layout" svg:width="2.032cm" svg:height="0.635cm" svg:x="8.738cm" svg:y="17.755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4.992cm" svg:y1="13.197cm" svg:x2="9.246cm" svg:y2="15.596cm" draw:start-shape="id23" draw:start-glue-point="6" draw:end-shape="id24" draw:end-glue-point="6" svg:d="m4992 13197v2399h4254">
          <text:p/>
        </draw:connector>
        <draw:connector draw:style-name="gr3" draw:text-style-name="P1" draw:layer="layout" svg:x1="16.231cm" svg:y1="13.682cm" svg:x2="10.389cm" svg:y2="15.596cm" draw:start-shape="id22" draw:start-glue-point="6" draw:end-shape="id24" draw:end-glue-point="10" svg:d="m16231 13682v1914h-5842">
          <text:p/>
        </draw:connector>
        <draw:connector draw:style-name="gr3" draw:text-style-name="P1" draw:layer="layout" svg:x1="9.818cm" svg:y1="16.104cm" svg:x2="9.754cm" svg:y2="17.755cm" draw:start-shape="id24" draw:start-glue-point="8" draw:end-shape="id25" draw:end-glue-point="4" svg:d="m9818 16104v826h-64v825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2T12:29:35</meta:creation-date>
    <dc:date>2011-12-08T15:41:32</dc:date>
    <meta:editing-duration>PT2H21M49S</meta:editing-duration>
    <meta:editing-cycles>4</meta:editing-cycles>
    <meta:generator>LibreOffice/3.4$Unix LibreOffice_project/340m1$Build-402</meta:generator>
    <meta:document-statistic meta:object-count="62"/>
  </office:meta>
</office:document-meta>
</file>